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3.053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4.343cm"/>
    </style:style>
    <style:style style:name="co6" style:family="table-column">
      <style:table-column-properties fo:break-before="auto" style:column-width="2.972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/>
    </style:style>
    <style:style style:name="ce2" style:family="table-cell" style:parent-style-name="Default" style:data-style-name="N0">
      <style:text-properties style:font-name="Noto Sans Mono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3" table:default-cell-style-name="ce2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Default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Default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C4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Default" table:formula="of:=-[.F4]" office:value-type="float" office:value="-9.83" calcext:value-type="float">
            <text:p>-9.83</text:p>
          </table:table-cell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C5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Default" table:formula="of:=-[.F5]" office:value-type="float" office:value="-2.38" calcext:value-type="float">
            <text:p>-2.38</text:p>
          </table:table-cell>
          <table:table-cell table:formula="of:=[.E5]-[.B5]" office:value-type="float" office:value="-4.11" calcext:value-type="float">
            <text:p>-4.11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C6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Default" table:formula="of:=-[.F6]" office:value-type="float" office:value="-17.96" calcext:value-type="float">
            <text:p>-17.96</text:p>
          </table:table-cell>
          <table:table-cell table:formula="of:=[.E6]-[.B6]" office:value-type="float" office:value="-4.24" calcext:value-type="float">
            <text:p>-4.24</text:p>
          </table:table-cell>
          <table:table-cell table:formula="of:=[.G6]-[.D6]" office:value-type="float" office:value="-5.25" calcext:value-type="float">
            <text:p>-5.25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C7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Default" table:formula="of:=-[.F7]" office:value-type="float" office:value="-15.87" calcext:value-type="float">
            <text:p>-15.87</text:p>
          </table:table-cell>
          <table:table-cell table:formula="of:=[.E7]-[.B7]" office:value-type="float" office:value="-0.23" calcext:value-type="float">
            <text:p>-0.23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C8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Default" table:formula="of:=-[.F8]" office:value-type="float" office:value="-16.06" calcext:value-type="float">
            <text:p>-16.06</text:p>
          </table:table-cell>
          <table:table-cell table:formula="of:=[.E8]-[.B8]" office:value-type="float" office:value="0.33" calcext:value-type="float">
            <text:p>0.33</text:p>
          </table:table-cell>
          <table:table-cell table:formula="of:=[.G8]-[.D8]" office:value-type="float" office:value="2.22" calcext:value-type="float">
            <text:p>2.2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C9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Default" table:formula="of:=-[.F9]" office:value-type="float" office:value="-19.35" calcext:value-type="float">
            <text:p>-19.35</text:p>
          </table:table-cell>
          <table:table-cell table:formula="of:=[.E9]-[.B9]" office:value-type="float" office:value="-1.46" calcext:value-type="float">
            <text:p>-1.46</text:p>
          </table:table-cell>
          <table:table-cell table:formula="of:=[.G9]-[.D9]" office:value-type="float" office:value="1.91" calcext:value-type="float">
            <text:p>1.9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C10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Default" table:formula="of:=-[.F10]" office:value-type="float" office:value="-23.27" calcext:value-type="float">
            <text:p>-23.27</text:p>
          </table:table-cell>
          <table:table-cell table:formula="of:=[.E10]-[.B10]" office:value-type="float" office:value="0.41" calcext:value-type="float">
            <text:p>0.41</text:p>
          </table:table-cell>
          <table:table-cell table:formula="of:=[.G10]-[.D10]" office:value-type="float" office:value="-1.43" calcext:value-type="float">
            <text:p>-1.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C11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Default" table:formula="of:=-[.F11]" office:value-type="float" office:value="-28.55" calcext:value-type="float">
            <text:p>-28.55</text:p>
          </table:table-cell>
          <table:table-cell table:formula="of:=[.E11]-[.B11]" office:value-type="float" office:value="0.0800000000000001" calcext:value-type="float">
            <text:p>0.0800000000000001</text:p>
          </table:table-cell>
          <table:table-cell table:formula="of:=[.G11]-[.D11]" office:value-type="float" office:value="-1.91" calcext:value-type="float">
            <text:p>-1.9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C12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Default" table:formula="of:=-[.F12]" office:value-type="float" office:value="-31.34" calcext:value-type="float">
            <text:p>-31.34</text:p>
          </table:table-cell>
          <table:table-cell table:formula="of:=[.E12]-[.B12]" office:value-type="float" office:value="4" calcext:value-type="float">
            <text:p>4</text:p>
          </table:table-cell>
          <table:table-cell table:formula="of:=[.G12]-[.D12]" office:value-type="float" office:value="1.08" calcext:value-type="float">
            <text:p>1.0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C13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Default" table:formula="of:=-[.F13]" office:value-type="float" office:value="-23.99" calcext:value-type="float">
            <text:p>-23.99</text:p>
          </table:table-cell>
          <table:table-cell table:formula="of:=[.E13]-[.B13]" office:value-type="float" office:value="-5.71" calcext:value-type="float">
            <text:p>-5.71</text:p>
          </table:table-cell>
          <table:table-cell table:formula="of:=[.G13]-[.D13]" office:value-type="float" office:value="1.48" calcext:value-type="float">
            <text:p>1.4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C14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Default" table:formula="of:=-[.F14]" office:value-type="float" office:value="-29.99" calcext:value-type="float">
            <text:p>-29.99</text:p>
          </table:table-cell>
          <table:table-cell table:formula="of:=[.E14]-[.B14]" office:value-type="float" office:value="1.08" calcext:value-type="float">
            <text:p>1.08</text:p>
          </table:table-cell>
          <table:table-cell table:formula="of:=[.G14]-[.D14]" office:value-type="float" office:value="0.510000000000002" calcext:value-type="float">
            <text:p>0.510000000000002</text:p>
          </table:table-cell>
          <table:table-cell table:number-columns-repeated="16375"/>
        </table:table-row>
        <table:table-row table:style-name="ro2">
          <table:table-cell table:style-name="Default" table:number-columns-repeated="19"/>
          <table:table-cell table:number-columns-repeated="16365"/>
        </table:table-row>
        <table:table-row table:style-name="ro2">
          <table:table-cell/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Default" office:value-type="float" office:value="-5.62762" calcext:value-type="float">
            <text:p>-5.62762</text:p>
          </table:table-cell>
          <table:table-cell/>
          <table:table-cell table:style-name="Default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table:number-columns-repeated="4"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6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7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1638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" calcext:value-type="float">
            <text:p>-0.23</text:p>
          </table:table-cell>
          <table:table-cell table:formula="of:=[.G4]-[.D4]" office:value-type="float" office:value="-8.53" calcext:value-type="float">
            <text:p>-8.53</text:p>
          </table:table-cell>
          <table:table-cell table:style-name="Default" table:formula="of:=DEGREES(ACOS(([.B38]*[.D38]+[.C38]*[.E38])/(SQRT([.B38]^2+[.C38]^2)*SQRT([.D38]^2+[.E38]^2))))" office:value-type="float" office:value="61.8904093705072" calcext:value-type="float">
            <text:p>61.8904093705072</text:p>
          </table:table-cell>
          <table:table-cell table:formula="of:=DEGREES(ACOS(([.D38])/(SQRT( ([.D38])^2 + ([.E38])^2 )*SQRT(1^2) )))" office:value-type="float" office:value="91.5445295467847" calcext:value-type="float">
            <text:p>91.5445295467847</text:p>
          </table:table-cell>
          <table:table-cell table:formula="of:=[.F38]-[.G38]" office:value-type="float" office:value="-29.6541201762775" calcext:value-type="float">
            <text:p>-29.6541201762775</text:p>
          </table:table-cell>
          <table:table-cell table:style-name="Default" table:formula="of:=DEGREES(SIN(RADIANS([.H38])))/DEGREES(COS(RADIANS([.H38])))" office:value-type="float" office:value="-0.569329138927832" calcext:value-type="float">
            <text:p>-0.569329138927832</text:p>
          </table:table-cell>
          <table:table-cell table:formula="of:=[.F18]-[.I38]*[.E18]" office:value-type="float" office:value="3.02246814055473" calcext:value-type="float">
            <text:p>3.0224681405547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5]-[.B5]" office:value-type="float" office:value="-4.11" calcext:value-type="float">
            <text:p>-4.11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Default" table:formula="of:=DEGREES(ACOS(([.B39]*[.D39]+[.C39]*[.E39])/(SQRT([.B39]^2+[.C39]^2)*SQRT([.D39]^2+[.E39]^2))))" office:value-type="float" office:value="149.101453728466" calcext:value-type="float">
            <text:p>149.101453728466</text:p>
          </table:table-cell>
          <table:table-cell table:formula="of:=-DEGREES(ACOS(([.D39])/(SQRT( ([.D39])^2 + ([.E39])^2 )*SQRT(1^2) )))" office:value-type="float" office:value="-119.447353958987" calcext:value-type="float">
            <text:p>-119.447353958987</text:p>
          </table:table-cell>
          <table:table-cell table:formula="of:=[.G39]-[.F39]" office:value-type="float" office:value="-268.548807687454" calcext:value-type="float">
            <text:p>-268.548807687454</text:p>
          </table:table-cell>
          <table:table-cell table:style-name="Default" table:formula="of:=DEGREES(SIN(RADIANS([.H39])))/DEGREES(COS(RADIANS([.H39])))" office:value-type="float" office:value="-39.4734223164347" calcext:value-type="float">
            <text:p>-39.4734223164347</text:p>
          </table:table-cell>
          <table:table-cell table:formula="of:=[.F19]-[.I39]*[.E19]" office:value-type="float" office:value="594.111032496304" calcext:value-type="float">
            <text:p>594.11103249630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20]-[.B20]" office:value-type="float" office:value="0" calcext:value-type="float">
            <text:p>0</text:p>
          </table:table-cell>
          <table:table-cell table:formula="of:=[.F20]-[.C20]" office:value-type="float" office:value="0" calcext:value-type="float">
            <text:p>0</text:p>
          </table:table-cell>
          <table:table-cell table:formula="of:=[.E6]-[.B6]" office:value-type="float" office:value="-4.24" calcext:value-type="float">
            <text:p>-4.24</text:p>
          </table:table-cell>
          <table:table-cell table:formula="of:=[.G6]-[.D6]" office:value-type="float" office:value="-5.25" calcext:value-type="float">
            <text:p>-5.25</text:p>
          </table:table-cell>
          <table:table-cell table:style-name="Default" table:formula="of:=DEGREES(ACOS(([.B40]*[.D40]+[.C40]*[.E40])/(SQRT([.B40]^2+[.C40]^2)*SQRT([.D40]^2+[.E40]^2))))" office:value-type="string" office:string-value="" calcext:value-type="error">
            <text:p>#DIV/0!</text:p>
          </table:table-cell>
          <table:table-cell table:formula="of:=-DEGREES(ACOS(([.D40])/(SQRT( ([.D40])^2 + ([.E40])^2 )*SQRT(1^2) )))" office:value-type="float" office:value="-128.925003210622" calcext:value-type="float">
            <text:p>-128.925003210622</text:p>
          </table:table-cell>
          <table:table-cell table:formula="of:=[.G40]+[.F40]" office:value-type="string" office:string-value="" calcext:value-type="error">
            <text:p>#DIV/0!</text:p>
          </table:table-cell>
          <table:table-cell table:style-name="Default" table:formula="of:=DEGREES(SIN(RADIANS([.H40])))/DEGREES(COS(RADIANS([.H40])))" office:value-type="string" office:string-value="" calcext:value-type="error">
            <text:p>#DIV/0!</text:p>
          </table:table-cell>
          <table:table-cell table:formula="of:=[.F20]-[.I40]*[.E20]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4</text:p>
          </table:table-cell>
          <table:table-cell table:formula="of:=[.E21]-[.B21]" office:value-type="float" office:value="0" calcext:value-type="float">
            <text:p>0</text:p>
          </table:table-cell>
          <table:table-cell table:formula="of:=[.F21]-[.C21]" office:value-type="float" office:value="0" calcext:value-type="float">
            <text:p>0</text:p>
          </table:table-cell>
          <table:table-cell table:formula="of:=[.E7]-[.B7]" office:value-type="float" office:value="-0.23" calcext:value-type="float">
            <text:p>-0.23</text:p>
          </table:table-cell>
          <table:table-cell table:formula="of:=[.G7]-[.D7]" office:value-type="float" office:value="-1.97" calcext:value-type="float">
            <text:p>-1.97</text:p>
          </table:table-cell>
          <table:table-cell table:style-name="Default" table:formula="of:=DEGREES(ACOS(([.B41]*[.D41]+[.C41]*[.E41])/(SQRT([.B41]^2+[.C41]^2)*SQRT([.D41]^2+[.E41]^2))))" office:value-type="string" office:string-value="" calcext:value-type="error">
            <text:p>#DIV/0!</text:p>
          </table:table-cell>
          <table:table-cell table:formula="of:=-DEGREES(ACOS(([.D41])/(SQRT( ([.D41])^2 + ([.E41])^2 )*SQRT(1^2) )))" office:value-type="float" office:value="-96.6592072661368" calcext:value-type="float">
            <text:p>-96.6592072661368</text:p>
          </table:table-cell>
          <table:table-cell table:formula="of:=[.G41]+[.F41]" office:value-type="string" office:string-value="" calcext:value-type="error">
            <text:p>#DIV/0!</text:p>
          </table:table-cell>
          <table:table-cell table:style-name="Default" table:formula="of:=DEGREES(SIN(RADIANS([.H41])))/DEGREES(COS(RADIANS([.H41])))" office:value-type="string" office:string-value="" calcext:value-type="error">
            <text:p>#DIV/0!</text:p>
          </table:table-cell>
          <table:table-cell table:formula="of:=[.F21]-[.I41]*[.E21]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5</text:p>
          </table:table-cell>
          <table:table-cell table:formula="of:=[.E22]-[.B22]" office:value-type="float" office:value="0" calcext:value-type="float">
            <text:p>0</text:p>
          </table:table-cell>
          <table:table-cell table:formula="of:=[.F22]-[.C22]" office:value-type="float" office:value="0" calcext:value-type="float">
            <text:p>0</text:p>
          </table:table-cell>
          <table:table-cell table:formula="of:=[.E8]-[.B8]" office:value-type="float" office:value="0.33" calcext:value-type="float">
            <text:p>0.33</text:p>
          </table:table-cell>
          <table:table-cell table:formula="of:=[.G8]-[.D8]" office:value-type="float" office:value="2.22" calcext:value-type="float">
            <text:p>2.22</text:p>
          </table:table-cell>
          <table:table-cell table:style-name="Default" table:formula="of:=DEGREES(ACOS(([.B42]*[.D42]+[.C42]*[.E42])/(SQRT([.B42]^2+[.C42]^2)*SQRT([.D42]^2+[.E42]^2))))" office:value-type="string" office:string-value="" calcext:value-type="error">
            <text:p>#DIV/0!</text:p>
          </table:table-cell>
          <table:table-cell table:formula="of:=-DEGREES(ACOS(([.D42])/(SQRT( ([.D42])^2 + ([.E42])^2 )*SQRT(1^2) )))" office:value-type="float" office:value="-81.5449723228226" calcext:value-type="float">
            <text:p>-81.5449723228226</text:p>
          </table:table-cell>
          <table:table-cell table:formula="of:=[.G42]+[.F42]" office:value-type="string" office:string-value="" calcext:value-type="error">
            <text:p>#DIV/0!</text:p>
          </table:table-cell>
          <table:table-cell table:style-name="Default" table:formula="of:=DEGREES(SIN(RADIANS([.H42])))/DEGREES(COS(RADIANS([.H42])))" office:value-type="string" office:string-value="" calcext:value-type="error">
            <text:p>#DIV/0!</text:p>
          </table:table-cell>
          <table:table-cell table:formula="of:=[.F22]-[.I42]*[.E22]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2" table:number-rows-repeated="4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0"/>
          <table:table-cell table:style-name="Default"/>
          <table:table-cell table:number-columns-repeated="16373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6:31:58.870112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7:05:29.645748064</meta:creation-date>
    <dc:date>2024-11-19T18:16:33.682688191</dc:date>
    <meta:editing-duration>PT1H46M56S</meta:editing-duration>
    <meta:editing-cycles>9</meta:editing-cycles>
    <meta:generator>LibreOffice/24.8.3.2$Linux_X86_64 LibreOffice_project/480$Build-2</meta:generator>
    <meta:document-statistic meta:table-count="1" meta:cell-count="212" meta:object-count="0"/>
  </office:meta>
</office:document-meta>
</file>